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17in"/>
    </style:style>
    <style:style style:name="co3" style:family="table-column">
      <style:table-column-properties fo:break-before="auto" style:column-width="3.3445in"/>
    </style:style>
    <style:style style:name="co4" style:family="table-column">
      <style:table-column-properties fo:break-before="auto" style:column-width="1.5492in"/>
    </style:style>
    <style:style style:name="co5" style:family="table-column">
      <style:table-column-properties fo:break-before="auto" style:column-width="2.6783in"/>
    </style:style>
    <style:style style:name="co7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de Point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 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chamili" calcext:value-type="string">
            <text:p>0xE009 cham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Above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Above" calcext:value-type="string">
            <text:p>0xE0B0 yfenAbove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elow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elow" calcext:value-type="string">
            <text:p>0xE0B1 yfenBelow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apli" calcext:value-type="string">
            <text:p>0xE0D2 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Dot</text:p>
          </table:table-cell>
          <table:table-cell/>
          <table:table-cell table:formula="of:=IF(AND([.D230]&lt;&gt;&quot;Reserved&quot;; [.D230] &lt;&gt; &quot;&quot;); &quot;0x&quot; &amp; [.A230] &amp; &quot; &quot; &amp;[.D230]; &quot;&quot;)" office:value-type="string" office:string-value="0xE0E4 leimmaDot" calcext:value-type="string">
            <text:p>0xE0E4 leimmaDot</text:p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Yporroi</text:p>
          </table:table-cell>
          <table:table-cell/>
          <table:table-cell table:formula="of:=IF(AND([.D258]&lt;&gt;&quot;Reserved&quot;; [.D258] &lt;&gt; &quot;&quot;); &quot;0x&quot; &amp; [.A258] &amp; &quot; &quot; &amp;[.D258]; &quot;&quot;)" office:value-type="string" office:string-value="0xE100 gorgonYporroi" calcext:value-type="string">
            <text:p>0xE100 gorgonYporroi</text:p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a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a" calcext:value-type="string">
            <text:p>0xE123 agogiMetria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office:value-type="string" calcext:value-type="string">
            <text:p>barlineSingle</text:p>
          </table:table-cell>
          <table:table-cell/>
          <table:table-cell table:formula="of:=IF(AND([.D530]&lt;&gt;&quot;Reserved&quot;; [.D530] &lt;&gt; &quot;&quot;); &quot;0x&quot; &amp; [.A530] &amp; &quot; &quot; &amp;[.D530]; &quot;&quot;)" office:value-type="string" office:string-value="0xE210 barlineSingle" calcext:value-type="string">
            <text:p>0xE210 barlineSingle</text:p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Double</text:p>
          </table:table-cell>
          <table:table-cell/>
          <table:table-cell table:formula="of:=IF(AND([.D531]&lt;&gt;&quot;Reserved&quot;; [.D531] &lt;&gt; &quot;&quot;); &quot;0x&quot; &amp; [.A531] &amp; &quot; &quot; &amp;[.D531]; &quot;&quot;)" office:value-type="string" office:string-value="0xE211 barlineDouble" calcext:value-type="string">
            <text:p>0xE211 barlineDouble</text:p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Theseos</text:p>
          </table:table-cell>
          <table:table-cell/>
          <table:table-cell table:formula="of:=IF(AND([.D532]&lt;&gt;&quot;Reserved&quot;; [.D532] &lt;&gt; &quot;&quot;); &quot;0x&quot; &amp; [.A532] &amp; &quot; &quot; &amp;[.D532]; &quot;&quot;)" office:value-type="string" office:string-value="0xE212 barlineTheseos" calcext:value-type="string">
            <text:p>0xE212 barlineTheseos</text:p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Single</text:p>
          </table:table-cell>
          <table:table-cell/>
          <table:table-cell table:formula="of:=IF(AND([.D533]&lt;&gt;&quot;Reserved&quot;; [.D533] &lt;&gt; &quot;&quot;); &quot;0x&quot; &amp; [.A533] &amp; &quot; &quot; &amp;[.D533]; &quot;&quot;)" office:value-type="string" office:string-value="0xE213 barlineShortSingle" calcext:value-type="string">
            <text:p>0xE213 barlineShortSingle</text:p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Double</text:p>
          </table:table-cell>
          <table:table-cell/>
          <table:table-cell table:formula="of:=IF(AND([.D534]&lt;&gt;&quot;Reserved&quot;; [.D534] &lt;&gt; &quot;&quot;); &quot;0x&quot; &amp; [.A534] &amp; &quot; &quot; &amp;[.D534]; &quot;&quot;)" office:value-type="string" office:string-value="0xE214 barlineShortDouble" calcext:value-type="string">
            <text:p>0xE214 barlineShortDouble</text:p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barlineShortTheseos</text:p>
          </table:table-cell>
          <table:table-cell/>
          <table:table-cell table:formula="of:=IF(AND([.D535]&lt;&gt;&quot;Reserved&quot;; [.D535] &lt;&gt; &quot;&quot;); &quot;0x&quot; &amp; [.A535] &amp; &quot; &quot; &amp;[.D535]; &quot;&quot;)" office:value-type="string" office:string-value="0xE215 barlineShortTheseos" calcext:value-type="string">
            <text:p>0xE215 barlineShortTheseos</text:p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gorthmikon</text:p>
          </table:table-cell>
          <table:table-cell/>
          <table:table-cell table:formula="of:=IF(AND([.D642]&lt;&gt;&quot;Reserved&quot;; [.D642] &lt;&gt; &quot;&quot;); &quot;0x&quot; &amp; [.A642] &amp; &quot; &quot; &amp;[.D642]; &quot;&quot;)" office:value-type="string" office:string-value="0xE280 gorthmikon" calcext:value-type="string">
            <text:p>0xE280 gorthmikon</text:p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/>
          <table:table-cell office:value-type="string" calcext:value-type="string">
            <text:p>pelastikon</text:p>
          </table:table-cell>
          <table:table-cell/>
          <table:table-cell table:formula="of:=IF(AND([.D643]&lt;&gt;&quot;Reserved&quot;; [.D643] &lt;&gt; &quot;&quot;); &quot;0x&quot; &amp; [.A643] &amp; &quot; &quot; &amp;[.D643]; &quot;&quot;)" office:value-type="string" office:string-value="0xE281 pelastikon" calcext:value-type="string">
            <text:p>0xE281 pelastikon</text:p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74]&lt;&gt;&quot;Reserved&quot;; [.D674] &lt;&gt; &quot;&quot;); &quot;0x&quot; &amp; [.A674] &amp; &quot; &quot; &amp;[.D674]; &quot;&quot;)" office:value-type="string" office:string-value="0xE2A0 modeFirstDelta" calcext:value-type="string">
            <text:p>0xE2A0 modeFirstDelta</text:p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75]&lt;&gt;&quot;Reserved&quot;; [.D675] &lt;&gt; &quot;&quot;); &quot;0x&quot; &amp; [.A675] &amp; &quot; &quot; &amp;[.D675]; &quot;&quot;)" office:value-type="string" office:string-value="0xE2A1 modeFirstYpsili" calcext:value-type="string">
            <text:p>0xE2A1 modeFirstYpsili</text:p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82]&lt;&gt;&quot;Reserved&quot;; [.D682] &lt;&gt; &quot;&quot;); &quot;0x&quot; &amp; [.A682] &amp; &quot; &quot; &amp;[.D682]; &quot;&quot;)" office:value-type="string" office:string-value="0xE2A8 modeSecond" calcext:value-type="string">
            <text:p>0xE2A8 modeSecond</text:p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Third" calcext:value-type="string">
            <text:p>0xE2B0 modeThird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ThirdNana" calcext:value-type="string">
            <text:p>0xE2B1 modeThirdNana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Delta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FourthDelta" calcext:value-type="string">
            <text:p>0xE2B8 modeFourthDelta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Ypsili</text:p>
          </table:table-cell>
          <table:table-cell/>
          <table:table-cell table:formula="of:=IF(AND([.D699]&lt;&gt;&quot;Reserved&quot;; [.D699] &lt;&gt; &quot;&quot;); &quot;0x&quot; &amp; [.A699] &amp; &quot; &quot; &amp;[.D699]; &quot;&quot;)" office:value-type="string" office:string-value="0xE2B9 modeFourthYpsili" calcext:value-type="string">
            <text:p>0xE2B9 modeFourthYpsili</text:p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00]&lt;&gt;&quot;Reserved&quot;; [.D700] &lt;&gt; &quot;&quot;); &quot;0x&quot; &amp; [.A700] &amp; &quot; &quot; &amp;[.D700]; &quot;&quot;)" office:value-type="string" office:string-value="0xE2BA modeLegetos" calcext:value-type="string">
            <text:p>0xE2BA modeLegetos</text:p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PlagalFirst" calcext:value-type="string">
            <text:p>0xE2C0 modePlagalFirst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7]&lt;&gt;&quot;Reserved&quot;; [.D707] &lt;&gt; &quot;&quot;); &quot;0x&quot; &amp; [.A707] &amp; &quot; &quot; &amp;[.D707]; &quot;&quot;)">
            <text:p/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PlagalSecond" calcext:value-type="string">
            <text:p>0xE2C8 modePlagalSecond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5]&lt;&gt;&quot;Reserved&quot;; [.D715] &lt;&gt; &quot;&quot;); &quot;0x&quot; &amp; [.A715] &amp; &quot; &quot; &amp;[.D715]; &quot;&quot;)">
            <text:p/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6]&lt;&gt;&quot;Reserved&quot;; [.D716] &lt;&gt; &quot;&quot;); &quot;0x&quot; &amp; [.A716] &amp; &quot; &quot; &amp;[.D716]; &quot;&quot;)">
            <text:p/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Varys" calcext:value-type="string">
            <text:p>0xE2D0 modeVarys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2</text:p>
          </table:table-cell>
          <table:table-cell/>
          <table:table-cell table:formula="of:=IF(AND([.D723]&lt;&gt;&quot;Reserved&quot;; [.D723] &lt;&gt; &quot;&quot;); &quot;0x&quot; &amp; [.A723] &amp; &quot; &quot; &amp;[.D723]; &quot;&quot;)" office:value-type="string" office:string-value="0xE2D1 modeVarys2" calcext:value-type="string">
            <text:p>0xE2D1 modeVarys2</text:p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24]&lt;&gt;&quot;Reserved&quot;; [.D724] &lt;&gt; &quot;&quot;); &quot;0x&quot; &amp; [.A724] &amp; &quot; &quot; &amp;[.D724]; &quot;&quot;)" office:value-type="string" office:string-value="0xE2D2 modeProtovarys" calcext:value-type="string">
            <text:p>0xE2D2 modeProtovarys</text:p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Fourth" calcext:value-type="string">
            <text:p>0xE2D8 modePlagalFourth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Ni" calcext:value-type="string">
            <text:p>0xE2E0 modeNi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Pa" calcext:value-type="string">
            <text:p>0xE2E1 modePa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40]&lt;&gt;&quot;Reserved&quot;; [.D740] &lt;&gt; &quot;&quot;); &quot;0x&quot; &amp; [.A740] &amp; &quot; &quot; &amp;[.D740]; &quot;&quot;)" office:value-type="string" office:string-value="0xE2E2 modeVou" calcext:value-type="string">
            <text:p>0xE2E2 modeVou</text:p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41]&lt;&gt;&quot;Reserved&quot;; [.D741] &lt;&gt; &quot;&quot;); &quot;0x&quot; &amp; [.A741] &amp; &quot; &quot; &amp;[.D741]; &quot;&quot;)" office:value-type="string" office:string-value="0xE2E3 modeGa" calcext:value-type="string">
            <text:p>0xE2E3 modeGa</text:p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42]&lt;&gt;&quot;Reserved&quot;; [.D742] &lt;&gt; &quot;&quot;); &quot;0x&quot; &amp; [.A742] &amp; &quot; &quot; &amp;[.D742]; &quot;&quot;)" office:value-type="string" office:string-value="0xE2E4 modeDi" calcext:value-type="string">
            <text:p>0xE2E4 modeDi</text:p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43]&lt;&gt;&quot;Reserved&quot;; [.D743] &lt;&gt; &quot;&quot;); &quot;0x&quot; &amp; [.A743] &amp; &quot; &quot; &amp;[.D743]; &quot;&quot;)" office:value-type="string" office:string-value="0xE2E5 modeKe" calcext:value-type="string">
            <text:p>0xE2E5 modeKe</text:p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44]&lt;&gt;&quot;Reserved&quot;; [.D744] &lt;&gt; &quot;&quot;); &quot;0x&quot; &amp; [.A744] &amp; &quot; &quot; &amp;[.D744]; &quot;&quot;)" office:value-type="string" office:string-value="0xE2E6 modeZo" calcext:value-type="string">
            <text:p>0xE2E6 modeZo</text:p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45]&lt;&gt;&quot;Reserved&quot;; [.D745] &lt;&gt; &quot;&quot;); &quot;0x&quot; &amp; [.A745] &amp; &quot; &quot; &amp;[.D745]; &quot;&quot;)" office:value-type="string" office:string-value="0xE2E7 modeOligonKentimaAbove" calcext:value-type="string">
            <text:p>0xE2E7 modeOligonKentimaAbove</text:p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OligonYpsili" calcext:value-type="string">
            <text:p>0xE2E8 modeOligonYpsili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47]&lt;&gt;&quot;Reserved&quot;; [.D747] &lt;&gt; &quot;&quot;); &quot;0x&quot; &amp; [.A747] &amp; &quot; &quot; &amp;[.D747]; &quot;&quot;)" office:value-type="string" office:string-value="0xE2E9 modeElafron" calcext:value-type="string">
            <text:p>0xE2E9 modeElafron</text:p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48]&lt;&gt;&quot;Reserved&quot;; [.D748] &lt;&gt; &quot;&quot;); &quot;0x&quot; &amp; [.A748] &amp; &quot; &quot; &amp;[.D748]; &quot;&quot;)" office:value-type="string" office:string-value="0xE2EA modeRunningElafron" calcext:value-type="string">
            <text:p>0xE2EA modeRunningElafron</text:p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taBelow</text:p>
          </table:table-cell>
          <table:table-cell/>
          <table:table-cell table:formula="of:=IF(AND([.D749]&lt;&gt;&quot;Reserved&quot;; [.D749] &lt;&gt; &quot;&quot;); &quot;0x&quot; &amp; [.A749] &amp; &quot; &quot; &amp;[.D749]; &quot;&quot;)" office:value-type="string" office:string-value="0xE2EB modeOligonKentimataBelow" calcext:value-type="string">
            <text:p>0xE2EB modeOligonKentimataBelow</text:p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Plagal" calcext:value-type="string">
            <text:p>0xE2F0 modePlagal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WordEchos" calcext:value-type="string">
            <text:p>0xE2F1 modeWordEchos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WordVarys" calcext:value-type="string">
            <text:p>0xE2F2 modeWordVarys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Alpha" calcext:value-type="string">
            <text:p>0xE2F3 modeAlph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Beta" calcext:value-type="string">
            <text:p>0xE2F4 modeBeta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Gamma" calcext:value-type="string">
            <text:p>0xE2F5 modeGamma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Delta" calcext:value-type="string">
            <text:p>0xE2F6 modeDelta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AlphaCapital" calcext:value-type="string">
            <text:p>0xE2F7 modeAlphaCapital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BetaCapital" calcext:value-type="string">
            <text:p>0xE2F8 modeBetaCapital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GammaCapital" calcext:value-type="string">
            <text:p>0xE2F9 modeGammaCapital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DeltaCapital" calcext:value-type="string">
            <text:p>0xE2FA modeDeltaCapital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0]&lt;&gt;&quot;Reserved&quot;; [.D770] &lt;&gt; &quot;&quot;); &quot;0x&quot; &amp; [.A770] &amp; &quot; &quot; &amp;[.D770]; &quot;&quot;)">
            <text:p/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1]&lt;&gt;&quot;Reserved&quot;; [.D771] &lt;&gt; &quot;&quot;); &quot;0x&quot; &amp; [.A771] &amp; &quot; &quot; &amp;[.D771]; &quot;&quot;)">
            <text:p/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2]&lt;&gt;&quot;Reserved&quot;; [.D772] &lt;&gt; &quot;&quot;); &quot;0x&quot; &amp; [.A772] &amp; &quot; &quot; &amp;[.D772]; &quot;&quot;)">
            <text:p/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3]&lt;&gt;&quot;Reserved&quot;; [.D773] &lt;&gt; &quot;&quot;); &quot;0x&quot; &amp; [.A773] &amp; &quot; &quot; &amp;[.D773]; &quot;&quot;)">
            <text:p/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4]&lt;&gt;&quot;Reserved&quot;; [.D774] &lt;&gt; &quot;&quot;); &quot;0x&quot; &amp; [.A774] &amp; &quot; &quot; &amp;[.D774]; &quot;&quot;)">
            <text:p/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5]&lt;&gt;&quot;Reserved&quot;; [.D775] &lt;&gt; &quot;&quot;); &quot;0x&quot; &amp; [.A775] &amp; &quot; &quot; &amp;[.D775]; &quot;&quot;)">
            <text:p/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6]&lt;&gt;&quot;Reserved&quot;; [.D776] &lt;&gt; &quot;&quot;); &quot;0x&quot; &amp; [.A776] &amp; &quot; &quot; &amp;[.D776]; &quot;&quot;)">
            <text:p/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7]&lt;&gt;&quot;Reserved&quot;; [.D777] &lt;&gt; &quot;&quot;); &quot;0x&quot; &amp; [.A777] &amp; &quot; &quot; &amp;[.D777]; &quot;&quot;)">
            <text:p/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8]&lt;&gt;&quot;Reserved&quot;; [.D778] &lt;&gt; &quot;&quot;); &quot;0x&quot; &amp; [.A778] &amp; &quot; &quot; &amp;[.D778]; &quot;&quot;)">
            <text:p/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79]&lt;&gt;&quot;Reserved&quot;; [.D779] &lt;&gt; &quot;&quot;); &quot;0x&quot; &amp; [.A779] &amp; &quot; &quot; &amp;[.D779]; &quot;&quot;)">
            <text:p/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0]&lt;&gt;&quot;Reserved&quot;; [.D780] &lt;&gt; &quot;&quot;); &quot;0x&quot; &amp; [.A780] &amp; &quot; &quot; &amp;[.D780]; &quot;&quot;)">
            <text:p/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4]&lt;&gt;&quot;Reserved&quot;; [.D834] &lt;&gt; &quot;&quot;); &quot;0x&quot; &amp; [.A834] &amp; &quot; &quot; &amp;[.D834]; &quot;&quot;)">
            <text:p/>
          </table:table-cell>
          <table:table-cell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5]&lt;&gt;&quot;Reserved&quot;; [.D835] &lt;&gt; &quot;&quot;); &quot;0x&quot; &amp; [.A835] &amp; &quot; &quot; &amp;[.D835]; &quot;&quot;)">
            <text:p/>
          </table:table-cell>
          <table:table-cell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6]&lt;&gt;&quot;Reserved&quot;; [.D836] &lt;&gt; &quot;&quot;); &quot;0x&quot; &amp; [.A836] &amp; &quot; &quot; &amp;[.D836]; &quot;&quot;)">
            <text:p/>
          </table:table-cell>
          <table:table-cell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7]&lt;&gt;&quot;Reserved&quot;; [.D837] &lt;&gt; &quot;&quot;); &quot;0x&quot; &amp; [.A837] &amp; &quot; &quot; &amp;[.D837]; &quot;&quot;)">
            <text:p/>
          </table:table-cell>
          <table:table-cell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8]&lt;&gt;&quot;Reserved&quot;; [.D838] &lt;&gt; &quot;&quot;); &quot;0x&quot; &amp; [.A838] &amp; &quot; &quot; &amp;[.D838]; &quot;&quot;)">
            <text:p/>
          </table:table-cell>
          <table:table-cell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9]&lt;&gt;&quot;Reserved&quot;; [.D839] &lt;&gt; &quot;&quot;); &quot;0x&quot; &amp; [.A839] &amp; &quot; &quot; &amp;[.D839]; &quot;&quot;)">
            <text:p/>
          </table:table-cell>
          <table:table-cell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0]&lt;&gt;&quot;Reserved&quot;; [.D840] &lt;&gt; &quot;&quot;); &quot;0x&quot; &amp; [.A840] &amp; &quot; &quot; &amp;[.D840]; &quot;&quot;)">
            <text:p/>
          </table:table-cell>
          <table:table-cell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1]&lt;&gt;&quot;Reserved&quot;; [.D841] &lt;&gt; &quot;&quot;); &quot;0x&quot; &amp; [.A841] &amp; &quot; &quot; &amp;[.D841]; &quot;&quot;)">
            <text:p/>
          </table:table-cell>
          <table:table-cell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2]&lt;&gt;&quot;Reserved&quot;; [.D842] &lt;&gt; &quot;&quot;); &quot;0x&quot; &amp; [.A842] &amp; &quot; &quot; &amp;[.D842]; &quot;&quot;)">
            <text:p/>
          </table:table-cell>
          <table:table-cell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3]&lt;&gt;&quot;Reserved&quot;; [.D843] &lt;&gt; &quot;&quot;); &quot;0x&quot; &amp; [.A843] &amp; &quot; &quot; &amp;[.D843]; &quot;&quot;)">
            <text:p/>
          </table:table-cell>
          <table:table-cell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4]&lt;&gt;&quot;Reserved&quot;; [.D844] &lt;&gt; &quot;&quot;); &quot;0x&quot; &amp; [.A844] &amp; &quot; &quot; &amp;[.D844]; &quot;&quot;)">
            <text:p/>
          </table:table-cell>
          <table:table-cell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5]&lt;&gt;&quot;Reserved&quot;; [.D845] &lt;&gt; &quot;&quot;); &quot;0x&quot; &amp; [.A845] &amp; &quot; &quot; &amp;[.D845]; &quot;&quot;)">
            <text:p/>
          </table:table-cell>
          <table:table-cell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6]&lt;&gt;&quot;Reserved&quot;; [.D846] &lt;&gt; &quot;&quot;); &quot;0x&quot; &amp; [.A846] &amp; &quot; &quot; &amp;[.D846]; &quot;&quot;)">
            <text:p/>
          </table:table-cell>
          <table:table-cell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7]&lt;&gt;&quot;Reserved&quot;; [.D847] &lt;&gt; &quot;&quot;); &quot;0x&quot; &amp; [.A847] &amp; &quot; &quot; &amp;[.D847]; &quot;&quot;)">
            <text:p/>
          </table:table-cell>
          <table:table-cell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8]&lt;&gt;&quot;Reserved&quot;; [.D848] &lt;&gt; &quot;&quot;); &quot;0x&quot; &amp; [.A848] &amp; &quot; &quot; &amp;[.D848]; &quot;&quot;)">
            <text:p/>
          </table:table-cell>
          <table:table-cell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49]&lt;&gt;&quot;Reserved&quot;; [.D849] &lt;&gt; &quot;&quot;); &quot;0x&quot; &amp; [.A849] &amp; &quot; &quot; &amp;[.D849]; &quot;&quot;)">
            <text:p/>
          </table:table-cell>
          <table:table-cell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0]&lt;&gt;&quot;Reserved&quot;; [.D850] &lt;&gt; &quot;&quot;); &quot;0x&quot; &amp; [.A850] &amp; &quot; &quot; &amp;[.D850]; &quot;&quot;)">
            <text:p/>
          </table:table-cell>
          <table:table-cell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1]&lt;&gt;&quot;Reserved&quot;; [.D851] &lt;&gt; &quot;&quot;); &quot;0x&quot; &amp; [.A851] &amp; &quot; &quot; &amp;[.D851]; &quot;&quot;)">
            <text:p/>
          </table:table-cell>
          <table:table-cell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2]&lt;&gt;&quot;Reserved&quot;; [.D852] &lt;&gt; &quot;&quot;); &quot;0x&quot; &amp; [.A852] &amp; &quot; &quot; &amp;[.D852]; &quot;&quot;)">
            <text:p/>
          </table:table-cell>
          <table:table-cell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3]&lt;&gt;&quot;Reserved&quot;; [.D853] &lt;&gt; &quot;&quot;); &quot;0x&quot; &amp; [.A853] &amp; &quot; &quot; &amp;[.D853]; &quot;&quot;)">
            <text:p/>
          </table:table-cell>
          <table:table-cell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4]&lt;&gt;&quot;Reserved&quot;; [.D854] &lt;&gt; &quot;&quot;); &quot;0x&quot; &amp; [.A854] &amp; &quot; &quot; &amp;[.D854]; &quot;&quot;)">
            <text:p/>
          </table:table-cell>
          <table:table-cell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5]&lt;&gt;&quot;Reserved&quot;; [.D855] &lt;&gt; &quot;&quot;); &quot;0x&quot; &amp; [.A855] &amp; &quot; &quot; &amp;[.D855]; &quot;&quot;)">
            <text:p/>
          </table:table-cell>
          <table:table-cell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6]&lt;&gt;&quot;Reserved&quot;; [.D856] &lt;&gt; &quot;&quot;); &quot;0x&quot; &amp; [.A856] &amp; &quot; &quot; &amp;[.D856]; &quot;&quot;)">
            <text:p/>
          </table:table-cell>
          <table:table-cell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7]&lt;&gt;&quot;Reserved&quot;; [.D857] &lt;&gt; &quot;&quot;); &quot;0x&quot; &amp; [.A857] &amp; &quot; &quot; &amp;[.D857]; &quot;&quot;)">
            <text:p/>
          </table:table-cell>
          <table:table-cell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8]&lt;&gt;&quot;Reserved&quot;; [.D858] &lt;&gt; &quot;&quot;); &quot;0x&quot; &amp; [.A858] &amp; &quot; &quot; &amp;[.D858]; &quot;&quot;)">
            <text:p/>
          </table:table-cell>
          <table:table-cell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59]&lt;&gt;&quot;Reserved&quot;; [.D859] &lt;&gt; &quot;&quot;); &quot;0x&quot; &amp; [.A859] &amp; &quot; &quot; &amp;[.D859]; &quot;&quot;)">
            <text:p/>
          </table:table-cell>
          <table:table-cell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0]&lt;&gt;&quot;Reserved&quot;; [.D860] &lt;&gt; &quot;&quot;); &quot;0x&quot; &amp; [.A860] &amp; &quot; &quot; &amp;[.D860]; &quot;&quot;)">
            <text:p/>
          </table:table-cell>
          <table:table-cell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1]&lt;&gt;&quot;Reserved&quot;; [.D861] &lt;&gt; &quot;&quot;); &quot;0x&quot; &amp; [.A861] &amp; &quot; &quot; &amp;[.D861]; &quot;&quot;)">
            <text:p/>
          </table:table-cell>
          <table:table-cell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2]&lt;&gt;&quot;Reserved&quot;; [.D862] &lt;&gt; &quot;&quot;); &quot;0x&quot; &amp; [.A862] &amp; &quot; &quot; &amp;[.D862]; &quot;&quot;)">
            <text:p/>
          </table:table-cell>
          <table:table-cell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3]&lt;&gt;&quot;Reserved&quot;; [.D863] &lt;&gt; &quot;&quot;); &quot;0x&quot; &amp; [.A863] &amp; &quot; &quot; &amp;[.D863]; &quot;&quot;)">
            <text:p/>
          </table:table-cell>
          <table:table-cell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4]&lt;&gt;&quot;Reserved&quot;; [.D864] &lt;&gt; &quot;&quot;); &quot;0x&quot; &amp; [.A864] &amp; &quot; &quot; &amp;[.D864]; &quot;&quot;)">
            <text:p/>
          </table:table-cell>
          <table:table-cell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5]&lt;&gt;&quot;Reserved&quot;; [.D865] &lt;&gt; &quot;&quot;); &quot;0x&quot; &amp; [.A865] &amp; &quot; &quot; &amp;[.D865]; &quot;&quot;)">
            <text:p/>
          </table:table-cell>
          <table:table-cell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6]&lt;&gt;&quot;Reserved&quot;; [.D866] &lt;&gt; &quot;&quot;); &quot;0x&quot; &amp; [.A866] &amp; &quot; &quot; &amp;[.D866]; &quot;&quot;)">
            <text:p/>
          </table:table-cell>
          <table:table-cell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7]&lt;&gt;&quot;Reserved&quot;; [.D867] &lt;&gt; &quot;&quot;); &quot;0x&quot; &amp; [.A867] &amp; &quot; &quot; &amp;[.D867]; &quot;&quot;)">
            <text:p/>
          </table:table-cell>
          <table:table-cell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8]&lt;&gt;&quot;Reserved&quot;; [.D868] &lt;&gt; &quot;&quot;); &quot;0x&quot; &amp; [.A868] &amp; &quot; &quot; &amp;[.D868]; &quot;&quot;)">
            <text:p/>
          </table:table-cell>
          <table:table-cell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69]&lt;&gt;&quot;Reserved&quot;; [.D869] &lt;&gt; &quot;&quot;); &quot;0x&quot; &amp; [.A869] &amp; &quot; &quot; &amp;[.D869]; &quot;&quot;)">
            <text:p/>
          </table:table-cell>
          <table:table-cell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0]&lt;&gt;&quot;Reserved&quot;; [.D870] &lt;&gt; &quot;&quot;); &quot;0x&quot; &amp; [.A870] &amp; &quot; &quot; &amp;[.D870]; &quot;&quot;)">
            <text:p/>
          </table:table-cell>
          <table:table-cell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1]&lt;&gt;&quot;Reserved&quot;; [.D871] &lt;&gt; &quot;&quot;); &quot;0x&quot; &amp; [.A871] &amp; &quot; &quot; &amp;[.D871]; &quot;&quot;)">
            <text:p/>
          </table:table-cell>
          <table:table-cell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2]&lt;&gt;&quot;Reserved&quot;; [.D872] &lt;&gt; &quot;&quot;); &quot;0x&quot; &amp; [.A872] &amp; &quot; &quot; &amp;[.D872]; &quot;&quot;)">
            <text:p/>
          </table:table-cell>
          <table:table-cell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3]&lt;&gt;&quot;Reserved&quot;; [.D873] &lt;&gt; &quot;&quot;); &quot;0x&quot; &amp; [.A873] &amp; &quot; &quot; &amp;[.D873]; &quot;&quot;)">
            <text:p/>
          </table:table-cell>
          <table:table-cell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4]&lt;&gt;&quot;Reserved&quot;; [.D874] &lt;&gt; &quot;&quot;); &quot;0x&quot; &amp; [.A874] &amp; &quot; &quot; &amp;[.D874]; &quot;&quot;)">
            <text:p/>
          </table:table-cell>
          <table:table-cell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5]&lt;&gt;&quot;Reserved&quot;; [.D875] &lt;&gt; &quot;&quot;); &quot;0x&quot; &amp; [.A875] &amp; &quot; &quot; &amp;[.D875]; &quot;&quot;)">
            <text:p/>
          </table:table-cell>
          <table:table-cell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6]&lt;&gt;&quot;Reserved&quot;; [.D876] &lt;&gt; &quot;&quot;); &quot;0x&quot; &amp; [.A876] &amp; &quot; &quot; &amp;[.D876]; &quot;&quot;)">
            <text:p/>
          </table:table-cell>
          <table:table-cell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7]&lt;&gt;&quot;Reserved&quot;; [.D877] &lt;&gt; &quot;&quot;); &quot;0x&quot; &amp; [.A877] &amp; &quot; &quot; &amp;[.D877]; &quot;&quot;)">
            <text:p/>
          </table:table-cell>
          <table:table-cell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8]&lt;&gt;&quot;Reserved&quot;; [.D878] &lt;&gt; &quot;&quot;); &quot;0x&quot; &amp; [.A878] &amp; &quot; &quot; &amp;[.D878]; &quot;&quot;)">
            <text:p/>
          </table:table-cell>
          <table:table-cell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79]&lt;&gt;&quot;Reserved&quot;; [.D879] &lt;&gt; &quot;&quot;); &quot;0x&quot; &amp; [.A879] &amp; &quot; &quot; &amp;[.D879]; &quot;&quot;)">
            <text:p/>
          </table:table-cell>
          <table:table-cell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0]&lt;&gt;&quot;Reserved&quot;; [.D880] &lt;&gt; &quot;&quot;); &quot;0x&quot; &amp; [.A880] &amp; &quot; &quot; &amp;[.D880]; &quot;&quot;)">
            <text:p/>
          </table:table-cell>
          <table:table-cell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1]&lt;&gt;&quot;Reserved&quot;; [.D881] &lt;&gt; &quot;&quot;); &quot;0x&quot; &amp; [.A881] &amp; &quot; &quot; &amp;[.D881]; &quot;&quot;)">
            <text:p/>
          </table:table-cell>
          <table:table-cell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2]&lt;&gt;&quot;Reserved&quot;; [.D882] &lt;&gt; &quot;&quot;); &quot;0x&quot; &amp; [.A882] &amp; &quot; &quot; &amp;[.D882]; &quot;&quot;)">
            <text:p/>
          </table:table-cell>
          <table:table-cell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3]&lt;&gt;&quot;Reserved&quot;; [.D883] &lt;&gt; &quot;&quot;); &quot;0x&quot; &amp; [.A883] &amp; &quot; &quot; &amp;[.D883]; &quot;&quot;)">
            <text:p/>
          </table:table-cell>
          <table:table-cell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4]&lt;&gt;&quot;Reserved&quot;; [.D884] &lt;&gt; &quot;&quot;); &quot;0x&quot; &amp; [.A884] &amp; &quot; &quot; &amp;[.D884]; &quot;&quot;)">
            <text:p/>
          </table:table-cell>
          <table:table-cell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5]&lt;&gt;&quot;Reserved&quot;; [.D885] &lt;&gt; &quot;&quot;); &quot;0x&quot; &amp; [.A885] &amp; &quot; &quot; &amp;[.D885]; &quot;&quot;)">
            <text:p/>
          </table:table-cell>
          <table:table-cell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6]&lt;&gt;&quot;Reserved&quot;; [.D886] &lt;&gt; &quot;&quot;); &quot;0x&quot; &amp; [.A886] &amp; &quot; &quot; &amp;[.D886]; &quot;&quot;)">
            <text:p/>
          </table:table-cell>
          <table:table-cell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7]&lt;&gt;&quot;Reserved&quot;; [.D887] &lt;&gt; &quot;&quot;); &quot;0x&quot; &amp; [.A887] &amp; &quot; &quot; &amp;[.D887]; &quot;&quot;)">
            <text:p/>
          </table:table-cell>
          <table:table-cell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8]&lt;&gt;&quot;Reserved&quot;; [.D888] &lt;&gt; &quot;&quot;); &quot;0x&quot; &amp; [.A888] &amp; &quot; &quot; &amp;[.D888]; &quot;&quot;)">
            <text:p/>
          </table:table-cell>
          <table:table-cell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89]&lt;&gt;&quot;Reserved&quot;; [.D889] &lt;&gt; &quot;&quot;); &quot;0x&quot; &amp; [.A889] &amp; &quot; &quot; &amp;[.D889]; &quot;&quot;)">
            <text:p/>
          </table:table-cell>
          <table:table-cell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0]&lt;&gt;&quot;Reserved&quot;; [.D890] &lt;&gt; &quot;&quot;); &quot;0x&quot; &amp; [.A890] &amp; &quot; &quot; &amp;[.D890]; &quot;&quot;)">
            <text:p/>
          </table:table-cell>
          <table:table-cell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1]&lt;&gt;&quot;Reserved&quot;; [.D891] &lt;&gt; &quot;&quot;); &quot;0x&quot; &amp; [.A891] &amp; &quot; &quot; &amp;[.D891]; &quot;&quot;)">
            <text:p/>
          </table:table-cell>
          <table:table-cell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2]&lt;&gt;&quot;Reserved&quot;; [.D892] &lt;&gt; &quot;&quot;); &quot;0x&quot; &amp; [.A892] &amp; &quot; &quot; &amp;[.D892]; &quot;&quot;)">
            <text:p/>
          </table:table-cell>
          <table:table-cell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3]&lt;&gt;&quot;Reserved&quot;; [.D893] &lt;&gt; &quot;&quot;); &quot;0x&quot; &amp; [.A893] &amp; &quot; &quot; &amp;[.D893]; &quot;&quot;)">
            <text:p/>
          </table:table-cell>
          <table:table-cell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4]&lt;&gt;&quot;Reserved&quot;; [.D894] &lt;&gt; &quot;&quot;); &quot;0x&quot; &amp; [.A894] &amp; &quot; &quot; &amp;[.D894]; &quot;&quot;)">
            <text:p/>
          </table:table-cell>
          <table:table-cell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5]&lt;&gt;&quot;Reserved&quot;; [.D895] &lt;&gt; &quot;&quot;); &quot;0x&quot; &amp; [.A895] &amp; &quot; &quot; &amp;[.D895]; &quot;&quot;)">
            <text:p/>
          </table:table-cell>
          <table:table-cell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6]&lt;&gt;&quot;Reserved&quot;; [.D896] &lt;&gt; &quot;&quot;); &quot;0x&quot; &amp; [.A896] &amp; &quot; &quot; &amp;[.D896]; &quot;&quot;)">
            <text:p/>
          </table:table-cell>
          <table:table-cell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7]&lt;&gt;&quot;Reserved&quot;; [.D897] &lt;&gt; &quot;&quot;); &quot;0x&quot; &amp; [.A897] &amp; &quot; &quot; &amp;[.D897]; &quot;&quot;)">
            <text:p/>
          </table:table-cell>
          <table:table-cell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8]&lt;&gt;&quot;Reserved&quot;; [.D898] &lt;&gt; &quot;&quot;); &quot;0x&quot; &amp; [.A898] &amp; &quot; &quot; &amp;[.D898]; &quot;&quot;)">
            <text:p/>
          </table:table-cell>
          <table:table-cell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99]&lt;&gt;&quot;Reserved&quot;; [.D899] &lt;&gt; &quot;&quot;); &quot;0x&quot; &amp; [.A899] &amp; &quot; &quot; &amp;[.D899]; &quot;&quot;)">
            <text:p/>
          </table:table-cell>
          <table:table-cell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0]&lt;&gt;&quot;Reserved&quot;; [.D900] &lt;&gt; &quot;&quot;); &quot;0x&quot; &amp; [.A900] &amp; &quot; &quot; &amp;[.D900]; &quot;&quot;)">
            <text:p/>
          </table:table-cell>
          <table:table-cell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1]&lt;&gt;&quot;Reserved&quot;; [.D901] &lt;&gt; &quot;&quot;); &quot;0x&quot; &amp; [.A901] &amp; &quot; &quot; &amp;[.D901]; &quot;&quot;)">
            <text:p/>
          </table:table-cell>
          <table:table-cell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2]&lt;&gt;&quot;Reserved&quot;; [.D902] &lt;&gt; &quot;&quot;); &quot;0x&quot; &amp; [.A902] &amp; &quot; &quot; &amp;[.D902]; &quot;&quot;)">
            <text:p/>
          </table:table-cell>
          <table:table-cell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3]&lt;&gt;&quot;Reserved&quot;; [.D903] &lt;&gt; &quot;&quot;); &quot;0x&quot; &amp; [.A903] &amp; &quot; &quot; &amp;[.D903]; &quot;&quot;)">
            <text:p/>
          </table:table-cell>
          <table:table-cell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4]&lt;&gt;&quot;Reserved&quot;; [.D904] &lt;&gt; &quot;&quot;); &quot;0x&quot; &amp; [.A904] &amp; &quot; &quot; &amp;[.D904]; &quot;&quot;)">
            <text:p/>
          </table:table-cell>
          <table:table-cell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5]&lt;&gt;&quot;Reserved&quot;; [.D905] &lt;&gt; &quot;&quot;); &quot;0x&quot; &amp; [.A905] &amp; &quot; &quot; &amp;[.D905]; &quot;&quot;)">
            <text:p/>
          </table:table-cell>
          <table:table-cell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6]&lt;&gt;&quot;Reserved&quot;; [.D906] &lt;&gt; &quot;&quot;); &quot;0x&quot; &amp; [.A906] &amp; &quot; &quot; &amp;[.D906]; &quot;&quot;)">
            <text:p/>
          </table:table-cell>
          <table:table-cell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7]&lt;&gt;&quot;Reserved&quot;; [.D907] &lt;&gt; &quot;&quot;); &quot;0x&quot; &amp; [.A907] &amp; &quot; &quot; &amp;[.D907]; &quot;&quot;)">
            <text:p/>
          </table:table-cell>
          <table:table-cell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8]&lt;&gt;&quot;Reserved&quot;; [.D908] &lt;&gt; &quot;&quot;); &quot;0x&quot; &amp; [.A908] &amp; &quot; &quot; &amp;[.D908]; &quot;&quot;)">
            <text:p/>
          </table:table-cell>
          <table:table-cell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09]&lt;&gt;&quot;Reserved&quot;; [.D909] &lt;&gt; &quot;&quot;); &quot;0x&quot; &amp; [.A909] &amp; &quot; &quot; &amp;[.D909]; &quot;&quot;)">
            <text:p/>
          </table:table-cell>
          <table:table-cell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0]&lt;&gt;&quot;Reserved&quot;; [.D910] &lt;&gt; &quot;&quot;); &quot;0x&quot; &amp; [.A910] &amp; &quot; &quot; &amp;[.D910]; &quot;&quot;)">
            <text:p/>
          </table:table-cell>
          <table:table-cell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1]&lt;&gt;&quot;Reserved&quot;; [.D911] &lt;&gt; &quot;&quot;); &quot;0x&quot; &amp; [.A911] &amp; &quot; &quot; &amp;[.D911]; &quot;&quot;)">
            <text:p/>
          </table:table-cell>
          <table:table-cell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2]&lt;&gt;&quot;Reserved&quot;; [.D912] &lt;&gt; &quot;&quot;); &quot;0x&quot; &amp; [.A912] &amp; &quot; &quot; &amp;[.D912]; &quot;&quot;)">
            <text:p/>
          </table:table-cell>
          <table:table-cell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3]&lt;&gt;&quot;Reserved&quot;; [.D913] &lt;&gt; &quot;&quot;); &quot;0x&quot; &amp; [.A913] &amp; &quot; &quot; &amp;[.D913]; &quot;&quot;)">
            <text:p/>
          </table:table-cell>
          <table:table-cell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4]&lt;&gt;&quot;Reserved&quot;; [.D914] &lt;&gt; &quot;&quot;); &quot;0x&quot; &amp; [.A914] &amp; &quot; &quot; &amp;[.D914]; &quot;&quot;)">
            <text:p/>
          </table:table-cell>
          <table:table-cell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5]&lt;&gt;&quot;Reserved&quot;; [.D915] &lt;&gt; &quot;&quot;); &quot;0x&quot; &amp; [.A915] &amp; &quot; &quot; &amp;[.D915]; &quot;&quot;)">
            <text:p/>
          </table:table-cell>
          <table:table-cell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6]&lt;&gt;&quot;Reserved&quot;; [.D916] &lt;&gt; &quot;&quot;); &quot;0x&quot; &amp; [.A916] &amp; &quot; &quot; &amp;[.D916]; &quot;&quot;)">
            <text:p/>
          </table:table-cell>
          <table:table-cell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7]&lt;&gt;&quot;Reserved&quot;; [.D917] &lt;&gt; &quot;&quot;); &quot;0x&quot; &amp; [.A917] &amp; &quot; &quot; &amp;[.D917]; &quot;&quot;)">
            <text:p/>
          </table:table-cell>
          <table:table-cell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8]&lt;&gt;&quot;Reserved&quot;; [.D918] &lt;&gt; &quot;&quot;); &quot;0x&quot; &amp; [.A918] &amp; &quot; &quot; &amp;[.D918]; &quot;&quot;)">
            <text:p/>
          </table:table-cell>
          <table:table-cell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19]&lt;&gt;&quot;Reserved&quot;; [.D919] &lt;&gt; &quot;&quot;); &quot;0x&quot; &amp; [.A919] &amp; &quot; &quot; &amp;[.D919]; &quot;&quot;)">
            <text:p/>
          </table:table-cell>
          <table:table-cell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0]&lt;&gt;&quot;Reserved&quot;; [.D920] &lt;&gt; &quot;&quot;); &quot;0x&quot; &amp; [.A920] &amp; &quot; &quot; &amp;[.D920]; &quot;&quot;)">
            <text:p/>
          </table:table-cell>
          <table:table-cell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1]&lt;&gt;&quot;Reserved&quot;; [.D921] &lt;&gt; &quot;&quot;); &quot;0x&quot; &amp; [.A921] &amp; &quot; &quot; &amp;[.D921]; &quot;&quot;)">
            <text:p/>
          </table:table-cell>
          <table:table-cell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2]&lt;&gt;&quot;Reserved&quot;; [.D922] &lt;&gt; &quot;&quot;); &quot;0x&quot; &amp; [.A922] &amp; &quot; &quot; &amp;[.D922]; &quot;&quot;)">
            <text:p/>
          </table:table-cell>
          <table:table-cell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3]&lt;&gt;&quot;Reserved&quot;; [.D923] &lt;&gt; &quot;&quot;); &quot;0x&quot; &amp; [.A923] &amp; &quot; &quot; &amp;[.D923]; &quot;&quot;)">
            <text:p/>
          </table:table-cell>
          <table:table-cell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4]&lt;&gt;&quot;Reserved&quot;; [.D924] &lt;&gt; &quot;&quot;); &quot;0x&quot; &amp; [.A924] &amp; &quot; &quot; &amp;[.D924]; &quot;&quot;)">
            <text:p/>
          </table:table-cell>
          <table:table-cell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5]&lt;&gt;&quot;Reserved&quot;; [.D925] &lt;&gt; &quot;&quot;); &quot;0x&quot; &amp; [.A925] &amp; &quot; &quot; &amp;[.D925]; &quot;&quot;)">
            <text:p/>
          </table:table-cell>
          <table:table-cell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6]&lt;&gt;&quot;Reserved&quot;; [.D926] &lt;&gt; &quot;&quot;); &quot;0x&quot; &amp; [.A926] &amp; &quot; &quot; &amp;[.D926]; &quot;&quot;)">
            <text:p/>
          </table:table-cell>
          <table:table-cell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7]&lt;&gt;&quot;Reserved&quot;; [.D927] &lt;&gt; &quot;&quot;); &quot;0x&quot; &amp; [.A927] &amp; &quot; &quot; &amp;[.D927]; &quot;&quot;)">
            <text:p/>
          </table:table-cell>
          <table:table-cell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8]&lt;&gt;&quot;Reserved&quot;; [.D928] &lt;&gt; &quot;&quot;); &quot;0x&quot; &amp; [.A928] &amp; &quot; &quot; &amp;[.D928]; &quot;&quot;)">
            <text:p/>
          </table:table-cell>
          <table:table-cell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29]&lt;&gt;&quot;Reserved&quot;; [.D929] &lt;&gt; &quot;&quot;); &quot;0x&quot; &amp; [.A929] &amp; &quot; &quot; &amp;[.D929]; &quot;&quot;)">
            <text:p/>
          </table:table-cell>
          <table:table-cell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0]&lt;&gt;&quot;Reserved&quot;; [.D930] &lt;&gt; &quot;&quot;); &quot;0x&quot; &amp; [.A930] &amp; &quot; &quot; &amp;[.D930]; &quot;&quot;)">
            <text:p/>
          </table:table-cell>
          <table:table-cell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1]&lt;&gt;&quot;Reserved&quot;; [.D931] &lt;&gt; &quot;&quot;); &quot;0x&quot; &amp; [.A931] &amp; &quot; &quot; &amp;[.D931]; &quot;&quot;)">
            <text:p/>
          </table:table-cell>
          <table:table-cell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2]&lt;&gt;&quot;Reserved&quot;; [.D932] &lt;&gt; &quot;&quot;); &quot;0x&quot; &amp; [.A932] &amp; &quot; &quot; &amp;[.D932]; &quot;&quot;)">
            <text:p/>
          </table:table-cell>
          <table:table-cell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3]&lt;&gt;&quot;Reserved&quot;; [.D933] &lt;&gt; &quot;&quot;); &quot;0x&quot; &amp; [.A933] &amp; &quot; &quot; &amp;[.D933]; &quot;&quot;)">
            <text:p/>
          </table:table-cell>
          <table:table-cell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4]&lt;&gt;&quot;Reserved&quot;; [.D934] &lt;&gt; &quot;&quot;); &quot;0x&quot; &amp; [.A934] &amp; &quot; &quot; &amp;[.D934]; &quot;&quot;)">
            <text:p/>
          </table:table-cell>
          <table:table-cell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935]&lt;&gt;&quot;Reserved&quot;; [.D935] &lt;&gt; &quot;&quot;); &quot;0x&quot; &amp; [.A935] &amp; &quot; &quot; &amp;[.D935]; &quot;&quot;)">
            <text:p/>
          </table:table-cell>
          <table:table-cell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11:26:56.5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20T11:27:15.720000000</dc:date>
    <meta:editing-duration>P2DT16H42M8S</meta:editing-duration>
    <meta:editing-cycles>68</meta:editing-cycles>
    <meta:generator>LibreOffice/7.2.4.1$Windows_X86_64 LibreOffice_project/27d75539669ac387bb498e35313b970b7fe9c4f9</meta:generator>
    <meta:document-statistic meta:table-count="2" meta:cell-count="4225" meta:object-count="0"/>
  </office:meta>
</office:document-meta>
</file>